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902in"/>
    </style:style>
    <style:style style:name="co3" style:family="table-column">
      <style:table-column-properties fo:break-before="auto" style:column-width="0.2508in"/>
    </style:style>
    <style:style style:name="co4" style:family="table-column">
      <style:table-column-properties fo:break-before="auto" style:column-width="1.365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3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Right Ascencion</text:p>
          </table:table-cell>
          <table:table-cell table:number-columns-repeated="3"/>
          <table:table-cell table:style-name="ce1" office:value-type="string">
            <text:p>Dec</text:p>
          </table:table-cell>
          <table:table-cell table:number-columns-repeated="4"/>
        </table:table-row>
        <table:table-row table:style-name="ro1">
          <table:table-cell office:value-type="string">
            <text:p>H</text:p>
          </table:table-cell>
          <table:table-cell office:value-type="string">
            <text:p>M</text:p>
          </table:table-cell>
          <table:table-cell office:value-type="string">
            <text:p>S</text:p>
          </table:table-cell>
          <table:table-cell/>
          <table:table-cell office:value-type="string">
            <text:p>Deg</text:p>
          </table:table-cell>
          <table:table-cell office:value-type="string">
            <text:p>Min</text:p>
          </table:table-cell>
          <table:table-cell office:value-type="string">
            <text:p>Sec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25.398">
            <text:p>25.4</text:p>
          </table:table-cell>
          <table:table-cell/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6.4">
            <text:p>16.4</text:p>
          </table:table-cell>
          <table:table-cell/>
          <table:table-cell table:formula="of:=CONCATENATE(&quot;&lt;ra&gt;&quot;;[.A5];&quot;&lt;/ra&gt;&lt;d&gt;&quot;;[.E5];&quot;&lt;/d&gt;&quot;)" office:value-type="string" office:string-value="&lt;ra&gt;8.807055&lt;/ra&gt;&lt;d&gt;5.83788888888889&lt;/d&gt;">
            <text:p>&lt;ra&gt;8.807055&lt;/ra&gt;&lt;d&gt;5.83788888888889&lt;/d&gt;</text:p>
          </table:table-cell>
        </table:table-row>
        <table:table-row table:style-name="ro1">
          <table:table-cell table:number-columns-repeated="4"/>
          <table:table-cell office:value-type="string">
            <text:p>Decimal Dec</text:p>
          </table:table-cell>
          <table:table-cell table:number-columns-repeated="4"/>
        </table:table-row>
        <table:table-row table:style-name="ro1">
          <table:table-cell table:style-name="ce2" table:formula="of:=([.A3]+([.B3]/60)+([.C3]/3600))" office:value-type="float" office:value="8.807055">
            <text:p>8.80705500</text:p>
          </table:table-cell>
          <table:table-cell table:number-columns-repeated="3"/>
          <table:table-cell table:style-name="ce2" table:formula="of:=[.E3]+(SIGN([.E3]) * [.F3]/60)+(SIGN([.E3]) * [.G3]/3600)" office:value-type="float" office:value="5.83788888888889">
            <text:p>5.83788889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8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3">05/13/2012</text:date>, <text:time>18:0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23H00M35S</meta:editing-duration>
    <meta:editing-cycles>10</meta:editing-cycles>
    <meta:generator>Oracle_Open_Office/3.2$Win32 OpenOffice.org_project/320m12$Build-9483$CWS-native0pre</meta:generator>
    <dc:date>2012-05-13T18:05:48.89</dc:date>
    <dc:creator>Olivier LeDiouris</dc:creator>
    <meta:document-statistic meta:table-count="3" meta:cell-count="18" meta:object-count="0"/>
    <meta:user-defined meta:name="Info 1"/>
    <meta:user-defined meta:name="Info 2"/>
    <meta:user-defined meta:name="Info 3"/>
    <meta:user-defined meta:name="Info 4"/>
  </office:meta>
</office:document-meta>
</file>